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e99ed"/>
    </style:style>
    <style:style style:name="P2" style:family="paragraph" style:parent-style-name="Standard">
      <style:text-properties fo:font-size="18pt" fo:font-weight="bold" officeooo:paragraph-rsid="001e99ed" style:font-size-asian="18pt" style:font-weight-asian="bold" style:font-size-complex="18pt" style:font-weight-complex="bold"/>
    </style:style>
    <style:style style:name="P3" style:family="paragraph" style:parent-style-name="Standard">
      <style:text-properties officeooo:rsid="001e99ed" officeooo:paragraph-rsid="001e99ed"/>
    </style:style>
    <style:style style:name="P4" style:family="paragraph" style:parent-style-name="Text_20_body">
      <style:paragraph-properties fo:margin-top="0in" fo:margin-bottom="0in" style:contextual-spacing="false"/>
    </style:style>
    <style:style style:name="P5" style:family="paragraph" style:parent-style-name="Text_20_body">
      <style:paragraph-properties fo:margin-top="0in" fo:margin-bottom="0in" style:contextual-spacing="false"/>
      <style:text-properties officeooo:rsid="00203d80" officeooo:paragraph-rsid="0029185b"/>
    </style:style>
    <style:style style:name="P6" style:family="paragraph" style:parent-style-name="Text_20_body">
      <style:text-properties officeooo:paragraph-rsid="002af0a1"/>
    </style:style>
    <style:style style:name="P7" style:family="paragraph" style:parent-style-name="Text_20_body">
      <style:paragraph-properties fo:text-align="center" style:justify-single-word="false"/>
      <style:text-properties fo:font-size="28pt" fo:font-weight="bold" officeooo:rsid="002af0a1" officeooo:paragraph-rsid="001d33b8" style:font-size-asian="28pt" style:font-weight-asian="bold" style:font-size-complex="28pt" style:font-weight-complex="bold"/>
    </style:style>
    <style:style style:name="P8" style:family="paragraph" style:parent-style-name="Text_20_body">
      <style:text-properties officeooo:paragraph-rsid="0032ac30"/>
    </style:style>
    <style:style style:name="P9" style:family="paragraph" style:parent-style-name="Standard">
      <style:text-properties officeooo:rsid="001d33b8" officeooo:paragraph-rsid="0038a3c2"/>
    </style:style>
    <style:style style:name="P10" style:family="paragraph" style:parent-style-name="Text_20_body">
      <style:text-properties officeooo:rsid="00393039" officeooo:paragraph-rsid="00393039"/>
    </style:style>
    <style:style style:name="P11" style:family="paragraph" style:parent-style-name="Text_20_body">
      <style:text-properties officeooo:rsid="00393039" officeooo:paragraph-rsid="00401684"/>
    </style:style>
    <style:style style:name="P12" style:family="paragraph" style:parent-style-name="Text_20_body">
      <style:text-properties officeooo:paragraph-rsid="003334da"/>
    </style:style>
    <style:style style:name="P13" style:family="paragraph" style:parent-style-name="Text_20_body">
      <style:text-properties officeooo:paragraph-rsid="003ca29c"/>
    </style:style>
    <style:style style:name="P14" style:family="paragraph" style:parent-style-name="Heading_20_1">
      <style:text-properties officeooo:rsid="00180427" officeooo:paragraph-rsid="001e99ed"/>
    </style:style>
    <style:style style:name="P15" style:family="paragraph" style:parent-style-name="Heading_20_1">
      <style:text-properties officeooo:paragraph-rsid="001e99ed"/>
    </style:style>
    <style:style style:name="P16" style:family="paragraph" style:parent-style-name="Heading_20_2">
      <style:text-properties officeooo:rsid="00180427" officeooo:paragraph-rsid="001e99ed"/>
    </style:style>
    <style:style style:name="P17" style:family="paragraph" style:parent-style-name="Heading_20_2">
      <style:text-properties officeooo:rsid="00180427" officeooo:paragraph-rsid="0032ac30"/>
    </style:style>
    <style:style style:name="P18" style:family="paragraph" style:parent-style-name="Heading_20_2">
      <style:text-properties officeooo:rsid="00180427" officeooo:paragraph-rsid="003334da"/>
    </style:style>
    <style:style style:name="P19" style:family="paragraph" style:parent-style-name="Heading_20_2">
      <style:text-properties officeooo:rsid="00180427" officeooo:paragraph-rsid="003ca29c"/>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1">
      <style:paragraph-properties fo:margin-top="0in" fo:margin-bottom="0in" style:contextual-spacing="false"/>
      <style:text-properties officeooo:paragraph-rsid="002c0b72"/>
    </style:style>
    <style:style style:name="P22" style:family="paragraph" style:parent-style-name="Text_20_body" style:list-style-name="L1">
      <style:paragraph-properties fo:margin-top="0in" fo:margin-bottom="0in" style:contextual-spacing="false"/>
      <style:text-properties officeooo:rsid="002c0b72" officeooo:paragraph-rsid="002c0b72"/>
    </style:style>
    <style:style style:name="P23" style:family="paragraph" style:parent-style-name="Text_20_body" style:list-style-name="L2">
      <style:paragraph-properties fo:margin-top="0in" fo:margin-bottom="0in" style:contextual-spacing="false"/>
      <style:text-properties officeooo:paragraph-rsid="0032ac30"/>
    </style:style>
    <style:style style:name="P24" style:family="paragraph" style:parent-style-name="Text_20_body" style:list-style-name="L2">
      <style:paragraph-properties fo:margin-top="0in" fo:margin-bottom="0in" style:contextual-spacing="false"/>
      <style:text-properties officeooo:rsid="0023e236" officeooo:paragraph-rsid="0032ac30"/>
    </style:style>
    <style:style style:name="P25" style:family="paragraph" style:parent-style-name="Text_20_body" style:list-style-name="L2">
      <style:paragraph-properties fo:margin-top="0in" fo:margin-bottom="0in" style:contextual-spacing="false"/>
      <style:text-properties officeooo:rsid="0029185b" officeooo:paragraph-rsid="0032ac30"/>
    </style:style>
    <style:style style:name="P26" style:family="paragraph" style:parent-style-name="Text_20_body">
      <style:text-properties fo:color="#000000" loext:opacity="100%" officeooo:rsid="00393039" officeooo:paragraph-rsid="00393039"/>
    </style:style>
    <style:style style:name="P27" style:family="paragraph" style:parent-style-name="Text_20_body">
      <style:text-properties fo:color="#000000" loext:opacity="100%" officeooo:rsid="00393039" officeooo:paragraph-rsid="00401684"/>
    </style:style>
    <style:style style:name="T1" style:family="text">
      <style:text-properties officeooo:rsid="00180427"/>
    </style:style>
    <style:style style:name="T2" style:family="text">
      <style:text-properties officeooo:rsid="001e99ed"/>
    </style:style>
    <style:style style:name="T3" style:family="text">
      <style:text-properties fo:color="#00ff00" loext:opacity="100%" officeooo:rsid="002af0a1"/>
    </style:style>
    <style:style style:name="T4" style:family="text">
      <style:text-properties fo:color="#ff0000" loext:opacity="100%"/>
    </style:style>
    <style:style style:name="T5" style:family="text">
      <style:text-properties fo:color="#ff0000" loext:opacity="100%" officeooo:rsid="002af0a1"/>
    </style:style>
    <style:style style:name="T6" style:family="text">
      <style:text-properties officeooo:rsid="002af0a1"/>
    </style:style>
    <style:style style:name="T7" style:family="text">
      <style:text-properties officeooo:rsid="002c0b72"/>
    </style:style>
    <style:style style:name="T8" style:family="text">
      <style:text-properties officeooo:rsid="002da702"/>
    </style:style>
    <style:style style:name="T9" style:family="text">
      <style:text-properties officeooo:rsid="002f595e"/>
    </style:style>
    <style:style style:name="T10" style:family="text">
      <style:text-properties officeooo:rsid="0032ac30"/>
    </style:style>
    <style:style style:name="T11" style:family="text">
      <style:text-properties officeooo:rsid="0029185b"/>
    </style:style>
    <style:style style:name="T12" style:family="text">
      <style:text-properties officeooo:rsid="0023e236"/>
    </style:style>
    <style:style style:name="T13" style:family="text">
      <style:text-properties officeooo:rsid="003334da"/>
    </style:style>
    <style:style style:name="T14" style:family="text">
      <style:text-properties officeooo:rsid="003ca29c"/>
    </style:style>
    <style:style style:name="T15" style:family="text">
      <style:text-properties officeooo:rsid="003e80d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TS Device <text:span text:style-name="T10">Info</text:span> Scan</text:p>
      <text:p text:style-name="P9">Scan: <text:span text:style-name="T6">namp</text:span><text:span text:style-name="T9">search</text:span>.py<text:tab/><text:tab/><text:tab/><text:tab/><text:tab/><text:tab/><text:tab/><text:tab/>Result: <text:bookmark text:name="Grade"/><text:span text:style-name="T4">Incomplete</text:span></text:p>
      <text:p text:style-name="P3"/>
      <text:p text:style-name="P2"><text:span text:style-name="T2">E</text:span>xecutive Summary:</text:p>
      <text:p text:style-name="P6">After conducting a <text:span text:style-name="T6">discovery</text:span> scan <text:span text:style-name="T6">on the specified device’s IP provided</text:span>, <text:span text:style-name="T6">there will be 2 potential </text:span>results: "<text:span text:style-name="Strong_20_Emphasis"><text:span text:style-name="T3">Complete</text:span></text:span>" or "<text:span text:style-name="Strong_20_Emphasis"><text:span text:style-name="T5">Incomplete</text:span></text:span>".</text:p>
      <text:p text:style-name="Text_20_body"><text:span text:style-name="Strong_20_Emphasis"><text:span text:style-name="T3">Complete</text:span></text:span><text:span text:style-name="Strong_20_Emphasis"> Status:</text:span> Indicates <text:span text:style-name="T6">the scan completed properly and that details about this device have been successfully compiled in this report</text:span>. <text:span text:style-name="T6">If the device contains a lot of discoverable details or information relative to other devices:</text:span></text:p>
      <text:list text:style-name="L1">
        <text:list-item>
          <text:p text:style-name="P20">Re-run the scan to confirm <text:span text:style-name="T7">that details are consistent</text:span></text:p>
        </text:list-item>
        <text:list-item>
          <text:p text:style-name="P22">Confirm the identity of your device on the network</text:p>
        </text:list-item>
        <text:list-item>
          <text:p text:style-name="P22">Verify that the services running match the device’s purpose</text:p>
        </text:list-item>
        <text:list-item>
          <text:p text:style-name="P21">Run <text:span text:style-name="T7">recommended </text:span>vulnerability scan<text:span text:style-name="T7">(s) on the device</text:span></text:p>
        </text:list-item>
      </text:list>
      <text:p text:style-name="P5"><text:span text:style-name="T7">Now that more details are present about this machine, security focused scans can be run to test the </text:span>safe<text:span text:style-name="T7">ty of the computer</text:span>. An explanation of how <text:span text:style-name="T10">future </text:span><text:span text:style-name="T7">scans </text:span>work <text:span text:style-name="T7">are enumerated </text:span><text:span text:style-name="T10">their respective sections of the CATS software and reporting</text:span>.</text:p>
      <text:p text:style-name="P4"/>
      <text:p text:style-name="Text_20_body"><text:span text:style-name="Strong_20_Emphasis"><text:span text:style-name="T5">Incomplete</text:span></text:span><text:span text:style-name="Strong_20_Emphasis"> Status:</text:span> This indicates that the scan was unable to complete fully, leading to partial or <text:span text:style-name="T8">complete loss of </text:span>data collection. The reasons behind an Incomplete Status can vary widely, from network disruptions <text:span text:style-name="T8">to </text:span>manual termination. To <text:span text:style-name="T8">troubleshoot, </text:span>follow these steps:</text:p>
      <text:list text:style-name="L2">
        <text:list-item>
          <text:p text:style-name="P24"><text:span text:style-name="T11">Address </text:span>likely connection issue<text:span text:style-name="T11">s, </text:span><text:span text:style-name="T10">like network outages</text:span><text:span text:style-name="T11">.</text:span></text:p>
        </text:list-item>
        <text:list-item>
          <text:p text:style-name="P25">Make sure the device is on the same network as the CATS device.</text:p>
        </text:list-item>
        <text:list-item>
          <text:p text:style-name="P23"><text:span text:style-name="T12">V</text:span>erify <text:span text:style-name="T2">if the IP was correct </text:span><text:span text:style-name="T10">and</text:span><text:span text:style-name="T2"> the server was on</text:span></text:p>
        </text:list-item>
        <text:list-item>
          <text:p text:style-name="P23">Re-run the scan to confirm security.</text:p>
        </text:list-item>
      </text:list>
      <text:p text:style-name="Text_20_body">Implementing these steps is critical for ensuring that devices within your network are fully accounted for and assessed. This approach <text:span text:style-name="T10">gives </text:span>a deeper understanding of potential vulnerabilities and the overall security <text:span text:style-name="T10">status </text:span>of your devices.</text:p>
      <text:p text:style-name="P1"/>
      <text:h text:style-name="P14" text:outline-level="1">Appendix:</text:h>
      <text:h text:style-name="P16" text:outline-level="2"><text:span text:style-name="T10">IP</text:span>:</text:h>
      <text:p text:style-name="P1">Imagine IP as the postal address of your computer on the internet, a unique identifier that allows it to send and receive data. Just as your home address allows you to receive mail and visitors to find you, an IP address enables computers to locate and exchange information with other computers across the globe. This system is essential for the internet's operation, guiding data to its proper destination much like a GPS provides directions to a driver. <text:span text:style-name="T10">Computers each have a private IP, the one on the current network to talk between your devices, and a Public IP to access the Internet.</text:span></text:p>
      <text:h text:style-name="P16" text:outline-level="2"><text:soft-page-break/><text:span text:style-name="T10">Hostname</text:span>:</text:h>
      <text:p text:style-name="P1">Think of a hostname as the friendly name of a computer on a <text:span text:style-name="T10">private </text:span>network, much like a name tag that introduces you to others. It's a unique label assigned to a device connected to a network, allowing it to be easily recognized and remembered by users, instead of IP addresses. For instance, while an IP address might be 192.168.1.1, its hostname could be "Johns-Laptop", "Office-Printer.", <text:span text:style-name="T10">or “Desktop-JE8RNF2”. </text:span>This system makes navigating the digital world <text:span text:style-name="T10">easier and should often tell you a lot about a device at a glance if set up right</text:span>.</text:p>
      <text:h text:style-name="P17" text:outline-level="2"><text:span text:style-name="T10">Service</text:span>:</text:h>
      <text:p text:style-name="P8"><text:span text:style-name="T13">Setting up s</text:span><text:span text:style-name="T10">ervices </text:span>on a computer <text:span text:style-name="T10">is </text:span>like <text:span text:style-name="T13">constructing </text:span><text:span text:style-name="T10">a building for a purpose, like adding machinery or a large garage bay if you want the building to function as a manufactory or a shipping facility</text:span>. <text:span text:style-name="T10">To computers</text:span>, <text:span text:style-name="T10">a </text:span>service <text:span text:style-name="T10">is a </text:span>program that run<text:span text:style-name="T10">s</text:span> <text:span text:style-name="T10">constantly to give </text:span>functionalit<text:span text:style-name="T10">y</text:span> or support to other programs, users, or networks. For example, a web service allows your browser to <text:span text:style-name="T10">make and display websites that could be for your network or the Internet</text:span>, while an email service manages the sending and receiving of emails. These services work behind the scenes, <text:span text:style-name="T10">giving </text:span>that computer <text:span text:style-name="T10">that runs them a specific purpose in aiding your business. Services can add </text:span>a wide range of capabilities from file sharing, <text:span text:style-name="T10">to receiving critical updates or managing printers</text:span>.</text:p>
      <text:h text:style-name="P18" text:outline-level="2"><text:span text:style-name="T13">OS (Operating System)</text:span>:</text:h>
      <text:p text:style-name="P12">OS, short for Operating System, acts as the manager your computer<text:span text:style-name="T13">s hardware. </text:span>It's a powerful software that manages the hardware resources of a computer and provides a stable foundation upon which other applications can run. From the moment you press the power button, the OS <text:span text:style-name="T13">starts its </text:span>action<text:span text:style-name="T13">s</text:span>, orchestrating everything from the display on your screen to the storage of your files. It creates an environment where you can interact with the computer through a graphical interface or command line, managing tasks like memory allocation, software installation, and security. Examples of operating systems include Windows, macOS, Linux, and Android, each with its unique set of features designed to cater to different types of users and devices.</text:p>
      <text:h text:style-name="P19" text:outline-level="2"><text:span text:style-name="T14">TCP/UDP</text:span>:</text:h>
      <text:p text:style-name="P13"><text:span text:style-name="T14">S</text:span>ending <text:span text:style-name="T14">data over a network </text:span>could be likened to shipping packages. TCP (Transmission Control Protocol) is akin to sending a parcel with a tracking number. It ensures the package not only reaches its destination but also confirms its arrival <text:span text:style-name="T14">and integrity</text:span>. If something goes amiss, like the package getting lost, TCP ensures it's sent again</text:p>
      <text:p text:style-name="P13">UDP (User Datagram Protocol) is like sending a postcard. It's quick and simple; <text:span text:style-name="T14">parcels are sent </text:span>off. <text:span text:style-name="T14">However, t</text:span>here's no confirmation whether the postcard arrives. <text:span text:style-name="T14">I</text:span>t's faster because there's no back-and-forth checking. UDP is used when speed is crucial and a few lost messages don't matter much, such as live video streaming where a slight interruption is preferable over a delay.</text:p>
      <text:p text:style-name="P13">Together, TCP and UDP are the primary <text:span text:style-name="T15">methods </text:span>for sending bits of data — known as packets — over the Internet. They are the workhorses behind all of our online communications, each playing its unique role depending on the needs of the application.</text:p>
      <text:h text:style-name="P15" text:outline-level="1"><text:soft-page-break/><text:span text:style-name="T2">Sc</text:span><text:span text:style-name="T1">an </text:span>Result</text:h>
      <text:p text:style-name="P10"/>
      <text:p text:style-name="P26"><text:bookmark text:name="IP"/>The IP address of the scanned device is: '10.0.2.4 '<text:line-break/></text:p>
      <text:p text:style-name="P10"/>
      <text:p text:style-name="P26"><text:bookmark text:name="Hostname"/><text:line-break/>The name of the device: 'metasploitable' <text:line-break/></text:p>
      <text:p text:style-name="P10"/>
      <text:p text:style-name="P27"><text:bookmark text:name="OS"/><text:line-break/>The OS of the device is presumed to be: 'Operating System Information:<text:line-break/>OS details: Linux 2.6.9 - 2.6.33' <text:line-break/></text:p>
      <text:p text:style-name="P11"/>
      <text:p text:style-name="P27"><text:bookmark text:name="Ports"/><text:line-break/>Below are the services found running on the computer<text:line-break/>A large number of services indicate that this is likely your server or some other important device<text:line-break/>The table is ordered like so: (number)/(tcp or udp) (open/closed/blocked) (service name)<text:line-break/>The number is what port the service runs on, followed by whether it uses tcp or udp<text:line-break/>If the service is turned off so to speak or not accepting users, it will be labelled as closed or blocked<text:line-break/>Lastly, the name of the service is at the end. This name is used in CATS vulnerability assessments<text:line-break/>If you'd like to learn more about what each service listed does or have questions about certain terms,<text:line-break/>go to https://techterms.com where user friendly definitions to any of the service names below can be found!<text:line-break/><text:line-break/> Port | State | Service <text:line-break/><text:line-break/>21/tcp open ftp<text:line-break/>22/tcp open ssh<text:line-break/>23/tcp open telnet<text:line-break/>25/tcp open smtp<text:line-break/>53/tcp open domain<text:line-break/>80/tcp open http<text:line-break/>111/tcp open rpcbind<text:line-break/>| 100000 2<text:line-break/>| 100003 2,3,4<text:line-break/>| 100005 1,2,3<text:line-break/>| 100021 1,3,4<text:line-break/>|_ 100024 1<text:line-break/>139/tcp open netbios-ssn<text:line-break/>445/tcp open netbios-ssn<text:line-break/><text:soft-page-break/>512/tcp open exec<text:line-break/>513/tcp open login<text:line-break/>514/tcp open tcpwrapped<text:line-break/>1099/tcp open java-rmi<text:line-break/>1524/tcp open bindshell<text:line-break/>2049/tcp open nfs<text:line-break/>2121/tcp open ftp<text:line-break/>3306/tcp open mysql<text:line-break/>5432/tcp open postgresql<text:line-break/>5900/tcp open vnc<text:line-break/>6000/tcp open X11<text:line-break/>6667/tcp open irc<text:line-break/>8009/tcp open ajp13<text:line-break/>8180/tcp open http<text:line-break/><text:line-break/></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4-09T22:32:29.906823399</dc:date>
    <meta:editing-duration>PT2H6M28S</meta:editing-duration>
    <meta:editing-cycles>20</meta:editing-cycles>
    <meta:generator>LibreOffice/24.2.0.3$Linux_X86_64 LibreOffice_project/420$Build-3</meta:generator>
    <meta:document-statistic meta:table-count="0" meta:image-count="0" meta:object-count="0" meta:page-count="4" meta:paragraph-count="34" meta:word-count="1117" meta:character-count="6804" meta:non-whitespace-character-count="5706"/>
  </office:meta>
</office:document-meta>
</file>